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cm"/>
      <style:text-properties fo:color="#abb2bf" loext:opacity="100%" style:font-name="Consolas" fo:font-size="4.19999980926514pt" fo:font-weight="normal" fo:background-color="#282c34"/>
    </style:style>
    <style:style style:name="P2" style:family="paragraph" style:parent-style-name="Standard">
      <style:paragraph-properties style:line-height-at-least="0.25cm"/>
      <style:text-properties fo:color="#abb2bf" loext:opacity="100%" fo:background-color="#282c34"/>
    </style:style>
    <style:style style:name="P3" style:family="paragraph" style:parent-style-name="Standard">
      <style:paragraph-properties style:line-height-at-least="0.25cm"/>
    </style:style>
    <style:style style:name="P4" style:family="paragraph" style:parent-style-name="Standard">
      <style:text-properties officeooo:rsid="000d4c57" officeooo:paragraph-rsid="000d4c57"/>
    </style:style>
    <style:style style:name="P5" style:family="paragraph" style:parent-style-name="Text_20_body">
      <style:text-properties officeooo:rsid="000d4c57" officeooo:paragraph-rsid="000d4c57"/>
    </style:style>
    <style:style style:name="P6" style:family="paragraph" style:parent-style-name="Title">
      <style:text-properties officeooo:rsid="000d4c57" officeooo:paragraph-rsid="000d4c57"/>
    </style:style>
    <style:style style:name="T1" style:family="text">
      <style:text-properties style:font-name="Consolas" fo:font-size="4.19999980926514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is is copy of my portfolio</text:p>
      <text:p text:style-name="P5"/>
      <text:p text:style-name="P4"><text:a xlink:type="simple" xlink:href="https://github.com/e505/Pro-website/blob/4005378a2c6a226dd20458e256854c882d183b7d/index.html" text:style-name="Internet_20_link" text:visited-style-name="Visited_20_Internet_20_Link">https://github.com/e505/Pro-website/blob/4005378a2c6a226dd20458e256854c882d183b7d/index.html</text:a></text:p>
      <text:p text:style-name="P4"/>
      <text:p text:style-name="P4"/>
      <text:p text:style-name="P4"/>
      <text:p text:style-name="P4"><text:a xlink:type="simple" xlink:href="https://github.com/e505/Pro-website/blob/4005378a2c6a226dd20458e256854c882d183b7d/index.html#L17" text:style-name="Internet_20_link" text:visited-style-name="Visited_20_Internet_20_Link">https://github.com/e505/Pro-website/blob/4005378a2c6a226dd20458e256854c882d183b7d/index.html#L17</text:a></text:p>
      <text:p text:style-name="P4"/>
      <text:p text:style-name="P4">index.html</text:p>
      <text:p text:style-name="P4"/>
      <text:p text:style-name="P4">C:\Users\enach\OneDrive\Desktop\Demoweb01\Pro-website\index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22:25:36.320000000</meta:creation-date>
    <dc:date>2022-08-19T22:33:04.039000000</dc:date>
    <meta:editing-duration>PT7M30S</meta:editing-duration>
    <meta:editing-cycles>1</meta:editing-cycles>
    <meta:document-statistic meta:table-count="0" meta:image-count="0" meta:object-count="0" meta:page-count="1" meta:paragraph-count="5" meta:word-count="10" meta:character-count="290" meta:non-whitespace-character-count="285"/>
    <meta:generator>LibreOffice/7.3.5.2$Windows_X86_64 LibreOffice_project/184fe81b8c8c30d8b5082578aee2fed2ea847c01</meta:generator>
  </office:meta>
</office:document-meta>
</file>